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30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27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</table:table>
      <table:table table:name="Models" table:style-name="ta1"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table table:name="Formats" table:style-name="ta1">
        <office:forms form:automatic-focus="false" form:apply-design-mode="false"/>
        <table:table-column table:style-name="co15" table:number-columns-repeated="8" table:default-cell-style-name="Default"/>
        <table:table-row table:style-name="ro1"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B2])^2+([.C2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D2] * 1.5)/25.4" office:value-type="float" office:value="0.094488188976378" calcext:value-type="float">
            <text:p>0.094488188976378</text:p>
          </table:table-cell>
        </table:table-row>
        <table:table-row table:style-name="ro1"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B3])^2+([.C3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D3] * 1.5)/25.4" office:value-type="float" office:value="0.118110236220472" calcext:value-type="float">
            <text:p>0.118110236220472</text:p>
          </table:table-cell>
        </table:table-row>
        <table:table-row table:style-name="ro1"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B4])^2+([.C4])^2)" office:value-type="float" office:value="3" calcext:value-type="float">
            <text:p>3</text:p>
          </table:table-cell>
          <table:table-cell table:formula="of:=[.B4]*[.C4]" office:value-type="float" office:value="4.32" calcext:value-type="float">
            <text:p>4.32</text:p>
          </table:table-cell>
          <table:table-cell table:number-columns-repeated="2"/>
          <table:table-cell table:formula="of:=([.D4] * 1.5)/25.4" office:value-type="float" office:value="0.177165354330709" calcext:value-type="float">
            <text:p>0.177165354330709</text:p>
          </table:table-cell>
        </table:table-row>
        <table:table-row table:style-name="ro1"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B5])^2+([.C5])^2)" office:value-type="float" office:value="4.5" calcext:value-type="float">
            <text:p>4.5</text:p>
          </table:table-cell>
          <table:table-cell table:formula="of:=[.B5]*[.C5]" office:value-type="float" office:value="9.72" calcext:value-type="float">
            <text:p>9.72</text:p>
          </table:table-cell>
          <table:table-cell table:number-columns-repeated="2"/>
          <table:table-cell table:formula="of:=([.D5] * 1.5)/25.4" office:value-type="float" office:value="0.265748031496063" calcext:value-type="float">
            <text:p>0.265748031496063</text:p>
          </table:table-cell>
        </table:table-row>
        <table:table-row table:style-name="ro1"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B6])^2+([.C6])^2)" office:value-type="float" office:value="5" calcext:value-type="float">
            <text:p>5</text:p>
          </table:table-cell>
          <table:table-cell table:formula="of:=[.B6]*[.C6]" office:value-type="float" office:value="12" calcext:value-type="float">
            <text:p>12</text:p>
          </table:table-cell>
          <table:table-cell table:number-columns-repeated="2"/>
          <table:table-cell table:formula="of:=([.D6] * 1.5)/25.4" office:value-type="float" office:value="0.295275590551181" calcext:value-type="float">
            <text:p>0.295275590551181</text:p>
          </table:table-cell>
        </table:table-row>
        <table:table-row table:style-name="ro1"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B7])^2+([.C7])^2)" office:value-type="float" office:value="5.68401266712171" calcext:value-type="float">
            <text:p>5.68401266712171</text:p>
          </table:table-cell>
          <table:table-cell table:formula="of:=[.B7]*[.C7]" office:value-type="float" office:value="15.5268" calcext:value-type="float">
            <text:p>15.5268</text:p>
          </table:table-cell>
          <table:table-cell table:number-columns-repeated="2"/>
          <table:table-cell table:formula="of:=([.D7] * 1.5)/25.4" office:value-type="float" office:value="0.335670039396951" calcext:value-type="float">
            <text:p>0.335670039396951</text:p>
          </table:table-cell>
        </table:table-row>
        <table:table-row table:style-name="ro1"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B8])^2+([.C8])^2)" office:value-type="float" office:value="5.82800137268344" calcext:value-type="float">
            <text:p>5.82800137268344</text:p>
          </table:table-cell>
          <table:table-cell table:formula="of:=[.B8]*[.C8]" office:value-type="float" office:value="16.31" calcext:value-type="float">
            <text:p>16.31</text:p>
          </table:table-cell>
          <table:table-cell table:number-columns-repeated="2"/>
          <table:table-cell table:formula="of:=([.D8] * 1.5)/25.4" office:value-type="float" office:value="0.344173309410439" calcext:value-type="float">
            <text:p>0.344173309410439</text:p>
          </table:table-cell>
        </table:table-row>
        <table:table-row table:style-name="ro1"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B9])^2+([.C9])^2)" office:value-type="float" office:value="5.94053869611166" calcext:value-type="float">
            <text:p>5.94053869611166</text:p>
          </table:table-cell>
          <table:table-cell table:formula="of:=[.B9]*[.C9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D9] * 1.5)/25.4" office:value-type="float" office:value="0.350819214337303" calcext:value-type="float">
            <text:p>0.350819214337303</text:p>
          </table:table-cell>
        </table:table-row>
        <table:table-row table:style-name="ro1"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B10])^2+([.C10])^2)" office:value-type="float" office:value="6" calcext:value-type="float">
            <text:p>6</text:p>
          </table:table-cell>
          <table:table-cell table:formula="of:=[.B10]*[.C10]" office:value-type="float" office:value="17.28" calcext:value-type="float">
            <text:p>17.28</text:p>
          </table:table-cell>
          <table:table-cell table:number-columns-repeated="2"/>
          <table:table-cell table:formula="of:=([.D10] * 1.5)/25.4" office:value-type="float" office:value="0.354330708661417" calcext:value-type="float">
            <text:p>0.354330708661417</text:p>
          </table:table-cell>
        </table:table-row>
        <table:table-row table:style-name="ro1"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B11])^2+([.C11])^2)" office:value-type="float" office:value="6.22800128452138" calcext:value-type="float">
            <text:p>6.22800128452138</text:p>
          </table:table-cell>
          <table:table-cell table:formula="of:=[.B11]*[.C11]" office:value-type="float" office:value="18.6252" calcext:value-type="float">
            <text:p>18.6252</text:p>
          </table:table-cell>
          <table:table-cell table:number-columns-repeated="2"/>
          <table:table-cell table:formula="of:=([.D11] * 1.5)/25.4" office:value-type="float" office:value="0.367795351448113" calcext:value-type="float">
            <text:p>0.367795351448113</text:p>
          </table:table-cell>
        </table:table-row>
        <table:table-row table:style-name="ro1"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B12])^2+([.C12])^2)" office:value-type="float" office:value="6.72000744047207" calcext:value-type="float">
            <text:p>6.72000744047207</text:p>
          </table:table-cell>
          <table:table-cell table:formula="of:=[.B12]*[.C12]" office:value-type="float" office:value="21.6948" calcext:value-type="float">
            <text:p>21.6948</text:p>
          </table:table-cell>
          <table:table-cell table:number-columns-repeated="2"/>
          <table:table-cell table:formula="of:=([.D12] * 1.5)/25.4" office:value-type="float" office:value="0.396850833098744" calcext:value-type="float">
            <text:p>0.396850833098744</text:p>
          </table:table-cell>
        </table:table-row>
        <table:table-row table:style-name="ro1"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B13])^2+([.C13])^2)" office:value-type="float" office:value="7.04302491831457" calcext:value-type="float">
            <text:p>7.04302491831457</text:p>
          </table:table-cell>
          <table:table-cell table:formula="of:=[.B13]*[.C13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D13] * 1.5)/25.4" office:value-type="float" office:value="0.415926668404404" calcext:value-type="float">
            <text:p>0.415926668404404</text:p>
          </table:table-cell>
        </table:table-row>
        <table:table-row table:style-name="ro1"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B14])^2+([.C14])^2)" office:value-type="float" office:value="7.18204010013868" calcext:value-type="float">
            <text:p>7.18204010013868</text:p>
          </table:table-cell>
          <table:table-cell table:formula="of:=[.B14]*[.C14]" office:value-type="float" office:value="24.7104" calcext:value-type="float">
            <text:p>24.7104</text:p>
          </table:table-cell>
          <table:table-cell table:number-columns-repeated="2"/>
          <table:table-cell table:formula="of:=([.D14] * 1.5)/25.4" office:value-type="float" office:value="0.424136226386142" calcext:value-type="float">
            <text:p>0.424136226386142</text:p>
          </table:table-cell>
        </table:table-row>
        <table:table-row table:style-name="ro1"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B15])^2+([.C15])^2)" office:value-type="float" office:value="7.66625071335395" calcext:value-type="float">
            <text:p>7.66625071335395</text:p>
          </table:table-cell>
          <table:table-cell table:formula="of:=[.B15]*[.C15]" office:value-type="float" office:value="28.0735" calcext:value-type="float">
            <text:p>28.0735</text:p>
          </table:table-cell>
          <table:table-cell table:number-columns-repeated="2"/>
          <table:table-cell table:formula="of:=([.D15] * 1.5)/25.4" office:value-type="float" office:value="0.4527313413398" calcext:value-type="float">
            <text:p>0.4527313413398</text:p>
          </table:table-cell>
        </table:table-row>
        <table:table-row table:style-name="ro1"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B16])^2+([.C16])^2)" office:value-type="float" office:value="7.8720010162601" calcext:value-type="float">
            <text:p>7.8720010162601</text:p>
          </table:table-cell>
          <table:table-cell table:formula="of:=[.B16]*[.C16]" office:value-type="float" office:value="29.736" calcext:value-type="float">
            <text:p>29.736</text:p>
          </table:table-cell>
          <table:table-cell table:number-columns-repeated="2"/>
          <table:table-cell table:formula="of:=([.D16] * 1.5)/25.4" office:value-type="float" office:value="0.46488194977914" calcext:value-type="float">
            <text:p>0.46488194977914</text:p>
          </table:table-cell>
        </table:table-row>
        <table:table-row table:style-name="ro1"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B17])^2+([.C17])^2)" office:value-type="float" office:value="8" calcext:value-type="float">
            <text:p>8</text:p>
          </table:table-cell>
          <table:table-cell table:formula="of:=[.B17]*[.C17]" office:value-type="float" office:value="30.72" calcext:value-type="float">
            <text:p>30.72</text:p>
          </table:table-cell>
          <table:table-cell table:number-columns-repeated="2"/>
          <table:table-cell table:formula="of:=([.D17] * 1.5)/25.4" office:value-type="float" office:value="0.47244094488189" calcext:value-type="float">
            <text:p>0.47244094488189</text:p>
          </table:table-cell>
        </table:table-row>
        <table:table-row table:style-name="ro1"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B18])^2+([.C18])^2)" office:value-type="float" office:value="8.93615129683915" calcext:value-type="float">
            <text:p>8.93615129683915</text:p>
          </table:table-cell>
          <table:table-cell table:formula="of:=[.B18]*[.C18]" office:value-type="float" office:value="38.1976" calcext:value-type="float">
            <text:p>38.1976</text:p>
          </table:table-cell>
          <table:table-cell table:number-columns-repeated="2"/>
          <table:table-cell table:formula="of:=([.D18] * 1.5)/25.4" office:value-type="float" office:value="0.527725470285777" calcext:value-type="float">
            <text:p>0.527725470285777</text:p>
          </table:table-cell>
        </table:table-row>
        <table:table-row table:style-name="ro1"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B19])^2+([.C19])^2)" office:value-type="float" office:value="9.5" calcext:value-type="float">
            <text:p>9.5</text:p>
          </table:table-cell>
          <table:table-cell table:formula="of:=[.B19]*[.C19]" office:value-type="float" office:value="43.32" calcext:value-type="float">
            <text:p>43.32</text:p>
          </table:table-cell>
          <table:table-cell table:number-columns-repeated="2"/>
          <table:table-cell table:formula="of:=([.D19] * 1.5)/25.4" office:value-type="float" office:value="0.561023622047244" calcext:value-type="float">
            <text:p>0.561023622047244</text:p>
          </table:table-cell>
        </table:table-row>
        <table:table-row table:style-name="ro1"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B20])^2+([.C20])^2)" office:value-type="float" office:value="10.0700794435794" calcext:value-type="float">
            <text:p>10.0700794435794</text:p>
          </table:table-cell>
          <table:table-cell table:formula="of:=[.B20]*[.C20]" office:value-type="float" office:value="48.5608" calcext:value-type="float">
            <text:p>48.5608</text:p>
          </table:table-cell>
          <table:table-cell table:number-columns-repeated="2"/>
          <table:table-cell table:formula="of:=([.D20] * 1.5)/25.4" office:value-type="float" office:value="0.594689730920042" calcext:value-type="float">
            <text:p>0.594689730920042</text:p>
          </table:table-cell>
        </table:table-row>
        <table:table-row table:style-name="ro1"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D21] * 1.5)/25.4" office:value-type="float" office:value="0.60236220472441" calcext:value-type="float">
            <text:p>0.60236220472441</text:p>
          </table:table-cell>
        </table:table-row>
        <table:table-row table:style-name="ro1"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D22] * 1.5)/25.4"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B23]*[.C23]" office:value-type="float" office:value="69.12" calcext:value-type="float">
            <text:p>69.12</text:p>
          </table:table-cell>
          <table:table-cell table:number-columns-repeated="2"/>
          <table:table-cell table:formula="of:=([.D23] * 1.5)/25.4" office:value-type="float" office:value="0.720472440944882" calcext:value-type="float">
            <text:p>0.720472440944882</text:p>
          </table:table-cell>
        </table:table-row>
        <table:table-row table:style-name="ro1"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B24]*[.C24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D24] * 1.5)/25.4" office:value-type="float" office:value="0.779527559055118" calcext:value-type="float">
            <text:p>0.779527559055118</text:p>
          </table:table-cell>
        </table:table-row>
        <table:table-row table:style-name="ro1"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B25]*[.C25]" office:value-type="float" office:value="85.36" calcext:value-type="float">
            <text:p>85.36</text:p>
          </table:table-cell>
          <table:table-cell table:number-columns-repeated="2"/>
          <table:table-cell table:formula="of:=([.D25] * 1.5)/25.4" office:value-type="float" office:value="0.838582677165354" calcext:value-type="float">
            <text:p>0.838582677165354</text:p>
          </table:table-cell>
        </table:table-row>
        <table:table-row table:style-name="ro1"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B26]*[.C26]" office:value-type="float" office:value="97.9551" calcext:value-type="float">
            <text:p>97.9551</text:p>
          </table:table-cell>
          <table:table-cell table:number-columns-repeated="2"/>
          <table:table-cell table:formula="of:=([.D26] * 1.5)/25.4" office:value-type="float" office:value="0.897637795275591" calcext:value-type="float">
            <text:p>0.897637795275591</text:p>
          </table:table-cell>
        </table:table-row>
        <table:table-row table:style-name="ro1"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B27]*[.C27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D27] * 1.5)/25.4" office:value-type="float" office:value="0.956692913385827" calcext:value-type="float">
            <text:p>0.956692913385827</text:p>
          </table:table-cell>
        </table:table-row>
        <table:table-row table:style-name="ro1"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B28]*[.C28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D28] * 1.5)/25.4" office:value-type="float" office:value="1.01574803149606" calcext:value-type="float">
            <text:p>1.01574803149606</text:p>
          </table:table-cell>
        </table:table-row>
        <table:table-row table:style-name="ro1"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D29] * 1.5)/25.4" office:value-type="float" office:value="1.0748031496063" calcext:value-type="float">
            <text:p>1.0748031496063</text:p>
          </table:table-cell>
        </table:table-row>
        <table:table-row table:style-name="ro1"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B30]*[.C30]" office:value-type="float" office:value="122.88" calcext:value-type="float">
            <text:p>122.88</text:p>
          </table:table-cell>
          <table:table-cell table:number-columns-repeated="2"/>
          <table:table-cell table:formula="of:=([.D30] * 1.5)/25.4" office:value-type="float" office:value="1.13385826771654" calcext:value-type="float">
            <text:p>1.13385826771654</text:p>
          </table:table-cell>
        </table:table-row>
        <table:table-row table:style-name="ro1"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B31]*[.C31]" office:value-type="float" office:value="130.2" calcext:value-type="float">
            <text:p>130.2</text:p>
          </table:table-cell>
          <table:table-cell table:number-columns-repeated="2"/>
          <table:table-cell table:formula="of:=([.D31] * 1.5)/25.4" office:value-type="float" office:value="1.19291338582677" calcext:value-type="float">
            <text:p>1.19291338582677</text:p>
          </table:table-cell>
        </table:table-row>
        <table:table-row table:style-name="ro1"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B32]*[.C32]" office:value-type="float" office:value="145.23" calcext:value-type="float">
            <text:p>145.23</text:p>
          </table:table-cell>
          <table:table-cell table:number-columns-repeated="2"/>
          <table:table-cell table:formula="of:=([.D32] * 1.5)/25.4" office:value-type="float" office:value="1.25196850393701" calcext:value-type="float">
            <text:p>1.25196850393701</text:p>
          </table:table-cell>
        </table:table-row>
        <table:table-row table:style-name="ro1"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B33]*[.C33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D33] * 1.5)/25.4" office:value-type="float" office:value="1.31102362204724" calcext:value-type="float">
            <text:p>1.31102362204724</text:p>
          </table:table-cell>
        </table:table-row>
        <table:table-row table:style-name="ro1"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B34]*[.C34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D34] * 1.5)/25.4" office:value-type="float" office:value="1.37007874015748" calcext:value-type="float">
            <text:p>1.37007874015748</text:p>
          </table:table-cell>
        </table:table-row>
        <table:table-row table:style-name="ro1"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D35] * 1.5)/25.4" office:value-type="float" office:value="1.42913385826772" calcext:value-type="float">
            <text:p>1.42913385826772</text:p>
          </table:table-cell>
        </table:table-row>
        <table:table-row table:style-name="ro1"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B36]*[.C36]" office:value-type="float" office:value="261.8" calcext:value-type="float">
            <text:p>261.8</text:p>
          </table:table-cell>
          <table:table-cell table:number-columns-repeated="2"/>
          <table:table-cell table:formula="of:=([.D36] * 1.5)/25.4" office:value-type="float" office:value="1.48818897637795" calcext:value-type="float">
            <text:p>1.48818897637795</text:p>
          </table:table-cell>
        </table:table-row>
        <table:table-row table:style-name="ro1"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B37]*[.C37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D37] * 1.5)/25.4" office:value-type="float" office:value="1.54724409448819" calcext:value-type="float">
            <text:p>1.54724409448819</text:p>
          </table:table-cell>
        </table:table-row>
        <table:table-row table:style-name="ro1"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B38]*[.C38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D38] * 1.5)/25.4" office:value-type="float" office:value="1.60629921259843" calcext:value-type="float">
            <text:p>1.60629921259843</text:p>
          </table:table-cell>
        </table:table-row>
        <table:table-row table:style-name="ro1"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D39] * 1.5)/25.4" office:value-type="float" office:value="1.66535433070866" calcext:value-type="float">
            <text:p>1.66535433070866</text:p>
          </table:table-cell>
        </table:table-row>
        <table:table-row table:style-name="ro1"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B40]*[.C40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D40] * 1.5)/25.4" office:value-type="float" office:value="1.7244094488189" calcext:value-type="float">
            <text:p>1.7244094488189</text:p>
          </table:table-cell>
        </table:table-row>
        <table:table-row table:style-name="ro1"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B41]*[.C41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D41] * 1.5)/25.4" office:value-type="float" office:value="1.78346456692913" calcext:value-type="float">
            <text:p>1.78346456692913</text:p>
          </table:table-cell>
        </table:table-row>
        <table:table-row table:style-name="ro1"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D42] * 1.5)/25.4" office:value-type="float" office:value="1.84251968503937" calcext:value-type="float">
            <text:p>1.84251968503937</text:p>
          </table:table-cell>
        </table:table-row>
        <table:table-row table:style-name="ro1"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B43]*[.C43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D43] * 1.5)/25.4" office:value-type="float" office:value="1.90157480314961" calcext:value-type="float">
            <text:p>1.90157480314961</text:p>
          </table:table-cell>
        </table:table-row>
        <table:table-row table:style-name="ro1"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D44] * 1.5)/25.4" office:value-type="float" office:value="1.96062992125984" calcext:value-type="float">
            <text:p>1.96062992125984</text:p>
          </table:table-cell>
        </table:table-row>
        <table:table-row table:style-name="ro1"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B45]*[.C45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D45] * 1.5)/25.4" office:value-type="float" office:value="2.01968503937008" calcext:value-type="float">
            <text:p>2.01968503937008</text:p>
          </table:table-cell>
        </table:table-row>
        <table:table-row table:style-name="ro1"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B46]*[.C46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D46] * 1.5)/25.4" office:value-type="float" office:value="2.07874015748032" calcext:value-type="float">
            <text:p>2.07874015748032</text:p>
          </table:table-cell>
        </table:table-row>
        <table:table-row table:style-name="ro1"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B47]*[.C47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D47] * 1.5)/25.4" office:value-type="float" office:value="2.13779527559055" calcext:value-type="float">
            <text:p>2.13779527559055</text:p>
          </table:table-cell>
        </table:table-row>
        <table:table-row table:style-name="ro1"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B48]*[.C48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D48] * 1.5)/25.4" office:value-type="float" office:value="2.19685039370079" calcext:value-type="float">
            <text:p>2.19685039370079</text:p>
          </table:table-cell>
        </table:table-row>
        <table:table-row table:style-name="ro1"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D49] * 1.5)/25.4" office:value-type="float" office:value="2.25590551181102" calcext:value-type="float">
            <text:p>2.25590551181102</text:p>
          </table:table-cell>
        </table:table-row>
        <table:table-row table:style-name="ro1"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B50]*[.C50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D50] * 1.5)/25.4" office:value-type="float" office:value="2.31496062992126" calcext:value-type="float">
            <text:p>2.31496062992126</text:p>
          </table:table-cell>
        </table:table-row>
        <table:table-row table:style-name="ro1"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B51]*[.C51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D51] * 1.5)/25.4" office:value-type="float" office:value="2.3740157480315" calcext:value-type="float">
            <text:p>2.3740157480315</text:p>
          </table:table-cell>
        </table:table-row>
        <table:table-row table:style-name="ro1"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D52] * 1.5)/25.4" office:value-type="float" office:value="2.55507874015748" calcext:value-type="float">
            <text:p>2.55507874015748</text:p>
          </table:table-cell>
        </table:table-row>
        <table:table-row table:style-name="ro1"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B53])^2+([.C53])^2)" office:value-type="float" office:value="44.7122086235963" calcext:value-type="float">
            <text:p>44.7122086235963</text:p>
          </table:table-cell>
          <table:table-cell table:formula="of:=[.B53]*[.C53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D53] * 1.5)/25.4" office:value-type="float" office:value="2.640484761236" calcext:value-type="float">
            <text:p>2.640484761236</text:p>
          </table:table-cell>
        </table:table-row>
        <table:table-row table:style-name="ro1"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B54])^2+([.C54])^2)" office:value-type="float" office:value="46.3063883281778" calcext:value-type="float">
            <text:p>46.3063883281778</text:p>
          </table:table-cell>
          <table:table-cell table:formula="of:=[.B54]*[.C54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D54] * 1.5)/25.4" office:value-type="float" office:value="2.734629231979" calcext:value-type="float">
            <text:p>2.734629231979</text:p>
          </table:table-cell>
        </table:table-row>
        <table:table-row table:style-name="ro1"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B55])^2+([.C55])^2)" office:value-type="float" office:value="54.0832691319598" calcext:value-type="float">
            <text:p>54.0832691319598</text:p>
          </table:table-cell>
          <table:table-cell table:formula="of:=[.B55]*[.C55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D55] * 1.5)/25.4" office:value-type="float" office:value="3.19389384637558" calcext:value-type="float">
            <text:p>3.19389384637558</text:p>
          </table:table-cell>
        </table:table-row>
        <table:table-row table:style-name="ro1"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B56])^2+([.C56])^2)" office:value-type="float" office:value="54.7800146038681" calcext:value-type="float">
            <text:p>54.7800146038681</text:p>
          </table:table-cell>
          <table:table-cell table:formula="of:=[.B56]*[.C56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D56] * 1.5)/25.4" office:value-type="float" office:value="3.23504023251189" calcext:value-type="float">
            <text:p>3.23504023251189</text:p>
          </table:table-cell>
        </table:table-row>
        <table:table-row table:style-name="ro1"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B57])^2+([.C57])^2)" office:value-type="float" office:value="57.3027966158721" calcext:value-type="float">
            <text:p>57.3027966158721</text:p>
          </table:table-cell>
          <table:table-cell table:formula="of:=[.B57]*[.C57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D57] * 1.5)/25.4" office:value-type="float" office:value="3.38402342219717" calcext:value-type="float">
            <text:p>3.38402342219717</text:p>
          </table:table-cell>
        </table:table-row>
        <table:table-row table:style-name="ro1"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B58])^2+([.C58])^2)" office:value-type="float" office:value="59.8607617726337" calcext:value-type="float">
            <text:p>59.8607617726337</text:p>
          </table:table-cell>
          <table:table-cell table:formula="of:=[.B58]*[.C58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D58] * 1.5)/25.4" office:value-type="float" office:value="3.53508435665159" calcext:value-type="float">
            <text:p>3.53508435665159</text:p>
          </table:table-cell>
        </table:table-row>
        <table:table-row table:style-name="ro1"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B59])^2+([.C59])^2)" office:value-type="float" office:value="61.2800130548289" calcext:value-type="float">
            <text:p>61.2800130548289</text:p>
          </table:table-cell>
          <table:table-cell table:formula="of:=[.B59]*[.C59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D59] * 1.5)/25.4" office:value-type="float" office:value="3.61889840874974" calcext:value-type="float">
            <text:p>3.61889840874974</text:p>
          </table:table-cell>
        </table:table-row>
        <table:table-row table:style-name="ro1"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B60])^2+([.C60])^2)" office:value-type="float" office:value="66.573267908373" calcext:value-type="float">
            <text:p>66.573267908373</text:p>
          </table:table-cell>
          <table:table-cell table:formula="of:=[.B60]*[.C60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D60] * 1.5)/25.4" office:value-type="float" office:value="3.93149219931336" calcext:value-type="float">
            <text:p>3.93149219931336</text:p>
          </table:table-cell>
        </table:table-row>
        <table:table-row table:style-name="ro1"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B61])^2+([.C61])^2)" office:value-type="float" office:value="67.0800268336261" calcext:value-type="float">
            <text:p>67.0800268336261</text:p>
          </table:table-cell>
          <table:table-cell table:formula="of:=[.B61]*[.C61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D61] * 1.5)/25.4" office:value-type="float" office:value="3.96141890749761" calcext:value-type="float">
            <text:p>3.96141890749761</text:p>
          </table:table-cell>
        </table:table-row>
        <table:table-row table:style-name="ro1"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B62])^2+([.C62])^2)" office:value-type="float" office:value="67.3600029691211" calcext:value-type="float">
            <text:p>67.3600029691211</text:p>
          </table:table-cell>
          <table:table-cell table:formula="of:=[.B62]*[.C62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D62] * 1.5)/25.4" office:value-type="float" office:value="3.97795293124731" calcext:value-type="float">
            <text:p>3.97795293124731</text:p>
          </table:table-cell>
        </table:table-row>
        <table:table-row table:style-name="ro1"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B63])^2+([.C63])^2)" office:value-type="float" office:value="70" calcext:value-type="float">
            <text:p>70</text:p>
          </table:table-cell>
          <table:table-cell table:formula="of:=[.B63]*[.C63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D63] * 1.5)/25.4" office:value-type="float" office:value="4.13385826771654" calcext:value-type="float">
            <text:p>4.13385826771654</text:p>
          </table:table-cell>
        </table:table-row>
        <table:table-row table:style-name="ro1"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B64])^2+([.C64])^2)" office:value-type="float" office:value="79.1959594928933" calcext:value-type="float">
            <text:p>79.1959594928933</text:p>
          </table:table-cell>
          <table:table-cell table:formula="of:=[.B64]*[.C64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D64] * 1.5)/25.4" office:value-type="float" office:value="4.6769267417063" calcext:value-type="float">
            <text:p>4.6769267417063</text:p>
          </table:table-cell>
        </table:table-row>
        <table:table-row table:style-name="ro1"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B65])^2+([.C65])^2)" office:value-type="float" office:value="87.9061146906175" calcext:value-type="float">
            <text:p>87.9061146906175</text:p>
          </table:table-cell>
          <table:table-cell table:formula="of:=[.B65]*[.C65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D65] * 1.5)/25.4" office:value-type="float" office:value="5.19130598566639" calcext:value-type="float">
            <text:p>5.19130598566639</text:p>
          </table:table-cell>
        </table:table-row>
        <table:table-row table:style-name="ro1"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B66])^2+([.C66])^2)" office:value-type="float" office:value="89.6437393240599" calcext:value-type="float">
            <text:p>89.6437393240599</text:p>
          </table:table-cell>
          <table:table-cell table:formula="of:=[.B66]*[.C66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D66] * 1.5)/25.4" office:value-type="float" office:value="5.29392161362558" calcext:value-type="float">
            <text:p>5.29392161362558</text:p>
          </table:table-cell>
        </table:table-row>
        <table:table-row table:style-name="ro1"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B67])^2+([.C67])^2)" office:value-type="float" office:value="94.4033897696476" calcext:value-type="float">
            <text:p>94.4033897696476</text:p>
          </table:table-cell>
          <table:table-cell table:formula="of:=[.B67]*[.C67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D67] * 1.5)/25.4" office:value-type="float" office:value="5.5750033328532" calcext:value-type="float">
            <text:p>5.5750033328532</text:p>
          </table:table-cell>
        </table:table-row>
        <table:table-row table:style-name="ro1"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B68])^2+([.C68])^2)" office:value-type="float" office:value="100.955435712992" calcext:value-type="float">
            <text:p>100.955435712992</text:p>
          </table:table-cell>
          <table:table-cell table:formula="of:=[.B68]*[.C68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D68] * 1.5)/25.4" office:value-type="float" office:value="5.96193517990109" calcext:value-type="float">
            <text:p>5.96193517990109</text:p>
          </table:table-cell>
        </table:table-row>
        <table:table-row table:style-name="ro1"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B69])^2+([.C69])^2)" office:value-type="float" office:value="155.080624192708" calcext:value-type="float">
            <text:p>155.080624192708</text:p>
          </table:table-cell>
          <table:table-cell table:formula="of:=[.B69]*[.C69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D69] * 1.5)/25.4" office:value-type="float" office:value="9.15830457830954" calcext:value-type="float">
            <text:p>9.15830457830954</text:p>
          </table:table-cell>
        </table:table-row>
        <table:table-row table:style-name="ro1"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B70])^2+([.C70])^2)" office:value-type="float" office:value="218.661839377611" calcext:value-type="float">
            <text:p>218.661839377611</text:p>
          </table:table-cell>
          <table:table-cell table:formula="of:=[.B70]*[.C70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D70] * 1.5)/25.4" office:value-type="float" office:value="12.9131007506463" calcext:value-type="float">
            <text:p>12.9131007506463</text:p>
          </table:table-cell>
        </table:table-row>
        <table:table-row table:style-name="ro1"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B71])^2+([.C71])^2)" office:value-type="float" office:value="325.153809757782" calcext:value-type="float">
            <text:p>325.153809757782</text:p>
          </table:table-cell>
          <table:table-cell table:formula="of:=[.B71]*[.C71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D71] * 1.5)/25.4" office:value-type="float" office:value="19.2019966392391" calcext:value-type="float">
            <text:p>19.2019966392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6:31:29.185008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6-18T16:49:50.008845221</dc:date>
    <meta:editing-duration>PT6H8M33S</meta:editing-duration>
    <meta:editing-cycles>41</meta:editing-cycles>
    <meta:document-statistic meta:table-count="4" meta:cell-count="1281" meta:object-count="0"/>
  </office:meta>
</office:document-meta>
</file>